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5.65cm" fo:min-width="6.8cm"/>
    </style:style>
    <style:style style:name="gr2" style:family="graphic" style:parent-style-name="standard">
      <style:graphic-properties draw:stroke="none" svg:stroke-color="#000000" draw:fill="none" draw:fill-color="#ffffff" fo:min-height="0.556cm"/>
    </style:style>
    <style:style style:name="gr3" style:family="graphic" style:parent-style-name="objectwithoutfill">
      <style:graphic-properties svg:stroke-color="#000000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4.55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4.75cm" fo:min-width="7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objectwithoutfill">
      <style:graphic-properties draw:stroke="dash" draw:stroke-dash="Fine_20_Dashed" svg:stroke-color="#000000" draw:marker-end="Short_20_line_20_Arrow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65cm"/>
    </style:style>
    <style:style style:name="gr9" style:family="graphic" style:parent-style-name="objectwithoutfill">
      <style:graphic-properties svg:stroke-color="#000000" draw:marker-end="Triangle_20_unfilled" draw:marker-end-width="0.3cm" draw:fill="solid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text-properties fo:font-size="14pt" style:font-size-asian="14pt" style:font-size-complex="14pt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3cm" svg:height="5.9cm" svg:x="1.6cm" svg:y="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4cm" svg:height="0.806cm" svg:x="2.7cm" svg:y="1.527cm">
          <draw:text-box>
            <text:p><text:span text:style-name="T1">Interface «Point2D»</text:span></text:p>
          </draw:text-box>
        </draw:frame>
        <draw:line draw:style-name="gr3" draw:text-style-name="P3" draw:layer="layout" svg:x1="1.6cm" svg:y1="2.2cm" svg:x2="8.9cm" svg:y2="2.2cm">
          <text:p/>
        </draw:line>
        <draw:frame draw:style-name="gr4" draw:text-style-name="P2" draw:layer="layout" svg:width="7.1cm" svg:height="4.8cm" svg:x="1.7cm" svg:y="2.3cm">
          <draw:text-box>
            <text:p><text:span text:style-name="T1">+getDistance():double</text:span></text:p>
            <text:p><text:span text:style-name="T1">+setX():void</text:span></text:p>
            <text:p><text:span text:style-name="T1">+setY():void</text:span></text:p>
            <text:p><text:span text:style-name="T1">+getX():double</text:span></text:p>
            <text:p><text:span text:style-name="T1">+getY():double</text:span></text:p>
            <text:p><text:span text:style-name="T1">+move():void</text:span></text:p>
            <text:p><text:span text:style-name="T1">+translate():void</text:span></text:p>
            <text:p><text:span text:style-name="T1">+equals():boolean</text:span></text:p>
          </draw:text-box>
        </draw:frame>
        <draw:custom-shape draw:style-name="gr1" draw:text-style-name="P1" draw:layer="layout" svg:width="7.3cm" svg:height="5.9cm" svg:x="1.6cm" svg:y="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4cm" svg:height="0.806cm" svg:x="2.7cm" svg:y="1.527cm">
          <draw:text-box>
            <text:p><text:span text:style-name="T1">Interface «Point2D»</text:span></text:p>
          </draw:text-box>
        </draw:frame>
        <draw:line draw:style-name="gr3" draw:text-style-name="P3" draw:layer="layout" svg:x1="1.6cm" svg:y1="2.2cm" svg:x2="8.9cm" svg:y2="2.2cm">
          <text:p/>
        </draw:line>
        <draw:frame draw:style-name="gr4" draw:text-style-name="P2" draw:layer="layout" svg:width="7.1cm" svg:height="4.8cm" svg:x="1.7cm" svg:y="2.3cm">
          <draw:text-box>
            <text:p><text:span text:style-name="T1">+getDistance():double</text:span></text:p>
            <text:p><text:span text:style-name="T1">+setX():void</text:span></text:p>
            <text:p><text:span text:style-name="T1">+setY():void</text:span></text:p>
            <text:p><text:span text:style-name="T1">+getX():double</text:span></text:p>
            <text:p><text:span text:style-name="T1">+getY():double</text:span></text:p>
            <text:p><text:span text:style-name="T1">+move():void</text:span></text:p>
            <text:p><text:span text:style-name="T1">+translate():void</text:span></text:p>
            <text:p><text:span text:style-name="T1">+equals():boolean</text:span></text:p>
          </draw:text-box>
        </draw:frame>
        <draw:custom-shape draw:style-name="gr1" draw:text-style-name="P1" draw:layer="layout" svg:width="7.3cm" svg:height="5.9cm" svg:x="1.6cm" svg:y="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4cm" svg:height="0.806cm" svg:x="2.7cm" svg:y="1.527cm">
          <draw:text-box>
            <text:p><text:span text:style-name="T1">Interface «Point2D»</text:span></text:p>
          </draw:text-box>
        </draw:frame>
        <draw:line draw:style-name="gr3" draw:text-style-name="P3" draw:layer="layout" svg:x1="1.6cm" svg:y1="2.2cm" svg:x2="8.9cm" svg:y2="2.2cm">
          <text:p/>
        </draw:line>
        <draw:frame draw:style-name="gr4" draw:text-style-name="P2" draw:layer="layout" svg:width="7.1cm" svg:height="4.8cm" svg:x="1.7cm" svg:y="2.3cm">
          <draw:text-box>
            <text:p><text:span text:style-name="T1">+getDistance():double</text:span></text:p>
            <text:p><text:span text:style-name="T1">+setX():void</text:span></text:p>
            <text:p><text:span text:style-name="T1">+setY():void</text:span></text:p>
            <text:p><text:span text:style-name="T1">+getX():double</text:span></text:p>
            <text:p><text:span text:style-name="T1">+getY():double</text:span></text:p>
            <text:p><text:span text:style-name="T1">+move():void</text:span></text:p>
            <text:p><text:span text:style-name="T1">+translate():void</text:span></text:p>
            <text:p><text:span text:style-name="T1">+equals():boolean</text:span></text:p>
          </draw:text-box>
        </draw:frame>
        <draw:custom-shape draw:style-name="gr1" draw:text-style-name="P1" draw:layer="layout" svg:width="7.3cm" svg:height="5.9cm" svg:x="1.6cm" svg:y="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4cm" svg:height="0.806cm" svg:x="2.7cm" svg:y="1.527cm">
          <draw:text-box>
            <text:p><text:span text:style-name="T1">Interface «Point2D»</text:span></text:p>
          </draw:text-box>
        </draw:frame>
        <draw:line draw:style-name="gr3" draw:text-style-name="P3" draw:layer="layout" svg:x1="1.6cm" svg:y1="2.2cm" svg:x2="8.9cm" svg:y2="2.2cm">
          <text:p/>
        </draw:line>
        <draw:frame draw:style-name="gr4" draw:text-style-name="P2" draw:layer="layout" svg:width="7.1cm" svg:height="4.8cm" svg:x="1.7cm" svg:y="2.3cm">
          <draw:text-box>
            <text:p><text:span text:style-name="T1">+getDistance():double</text:span></text:p>
            <text:p><text:span text:style-name="T1">+setX():void</text:span></text:p>
            <text:p><text:span text:style-name="T1">+setY():void</text:span></text:p>
            <text:p><text:span text:style-name="T1">+getX():double</text:span></text:p>
            <text:p><text:span text:style-name="T1">+getY():double</text:span></text:p>
            <text:p><text:span text:style-name="T1">+move():void</text:span></text:p>
            <text:p><text:span text:style-name="T1">+translate():void</text:span></text:p>
            <text:p><text:span text:style-name="T1">+equals():boolean</text:span></text:p>
          </draw:text-box>
        </draw:frame>
        <draw:custom-shape draw:style-name="gr5" draw:text-style-name="P1" draw:layer="layout" svg:width="7.5cm" svg:height="5cm" svg:x="1.3cm" svg:y="8.9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.3cm" svg:y1="10.2cm" svg:x2="8.8cm" svg:y2="10.2cm">
          <text:p/>
        </draw:line>
        <draw:frame draw:style-name="gr6" draw:text-style-name="P2" draw:layer="layout" svg:width="4.4cm" svg:height="1cm" svg:x="3.2cm" svg:y="9.2cm">
          <draw:text-box>
            <text:p><text:span text:style-name="T1">Point2DImpl</text:span></text:p>
          </draw:text-box>
        </draw:frame>
        <draw:line draw:style-name="gr7" draw:text-style-name="P3" draw:layer="layout" svg:x1="5cm" svg:y1="9cm" svg:x2="5cm" svg:y2="7.2cm">
          <text:p/>
        </draw:line>
        <draw:frame draw:style-name="gr8" draw:text-style-name="P2" draw:layer="layout" svg:width="7.4cm" svg:height="1.9cm" svg:x="1.4cm" svg:y="10.3cm">
          <draw:text-box>
            <text:p><text:span text:style-name="T1">-x:double</text:span></text:p>
            <text:p><text:span text:style-name="T1">-y:double</text:span></text:p>
          </draw:text-box>
        </draw:frame>
        <draw:line draw:style-name="gr3" draw:text-style-name="P3" draw:layer="layout" svg:x1="1.3cm" svg:y1="11.9cm" svg:x2="8.8cm" svg:y2="11.9cm">
          <text:p/>
        </draw:line>
        <draw:custom-shape draw:style-name="gr1" draw:text-style-name="P1" draw:layer="layout" svg:width="7.3cm" svg:height="5.9cm" svg:x="12.2cm" svg:y="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4cm" svg:height="0.806cm" svg:x="13.3cm" svg:y="1.527cm">
          <draw:text-box>
            <text:p><text:span text:style-name="T1">Interface «Point2D»</text:span></text:p>
          </draw:text-box>
        </draw:frame>
        <draw:line draw:style-name="gr3" draw:text-style-name="P3" draw:layer="layout" svg:x1="12.2cm" svg:y1="2.2cm" svg:x2="19.5cm" svg:y2="2.2cm">
          <text:p/>
        </draw:line>
        <draw:frame draw:style-name="gr4" draw:text-style-name="P2" draw:layer="layout" svg:width="7.1cm" svg:height="4.8cm" svg:x="12.3cm" svg:y="2.3cm">
          <draw:text-box>
            <text:p><text:span text:style-name="T1">+getDistance():double</text:span></text:p>
            <text:p><text:span text:style-name="T1">+setX():void</text:span></text:p>
            <text:p><text:span text:style-name="T1">+setY():void</text:span></text:p>
            <text:p><text:span text:style-name="T1">+getX():double</text:span></text:p>
            <text:p><text:span text:style-name="T1">+getY():double</text:span></text:p>
            <text:p><text:span text:style-name="T1">+move():void</text:span></text:p>
            <text:p><text:span text:style-name="T1">+translate():void</text:span></text:p>
            <text:p><text:span text:style-name="T1">+equals():boolean</text:span></text:p>
          </draw:text-box>
        </draw:frame>
        <draw:custom-shape draw:style-name="gr1" draw:text-style-name="P1" draw:layer="layout" svg:width="7.3cm" svg:height="5.9cm" svg:x="12.2cm" svg:y="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4cm" svg:height="0.806cm" svg:x="13.3cm" svg:y="1.527cm">
          <draw:text-box>
            <text:p><text:span text:style-name="T1">Interface «Point2D»</text:span></text:p>
          </draw:text-box>
        </draw:frame>
        <draw:line draw:style-name="gr3" draw:text-style-name="P3" draw:layer="layout" svg:x1="12.2cm" svg:y1="2.2cm" svg:x2="19.5cm" svg:y2="2.2cm">
          <text:p/>
        </draw:line>
        <draw:frame draw:style-name="gr4" draw:text-style-name="P2" draw:layer="layout" svg:width="7.1cm" svg:height="4.8cm" svg:x="12.3cm" svg:y="2.3cm">
          <draw:text-box>
            <text:p><text:span text:style-name="T1">+getDistance():double</text:span></text:p>
            <text:p><text:span text:style-name="T1">+setX():void</text:span></text:p>
            <text:p><text:span text:style-name="T1">+setY():void</text:span></text:p>
            <text:p><text:span text:style-name="T1">+getX():double</text:span></text:p>
            <text:p><text:span text:style-name="T1">+getY():double</text:span></text:p>
            <text:p><text:span text:style-name="T1">+move():void</text:span></text:p>
            <text:p><text:span text:style-name="T1">+translate():void</text:span></text:p>
            <text:p><text:span text:style-name="T1">+equals():boolean</text:span></text:p>
          </draw:text-box>
        </draw:frame>
        <draw:custom-shape draw:style-name="gr1" draw:text-style-name="P1" draw:layer="layout" svg:width="7.3cm" svg:height="5.9cm" svg:x="12.2cm" svg:y="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4cm" svg:height="0.806cm" svg:x="13.3cm" svg:y="1.527cm">
          <draw:text-box>
            <text:p><text:span text:style-name="T1">Interface «Point2D»</text:span></text:p>
          </draw:text-box>
        </draw:frame>
        <draw:line draw:style-name="gr3" draw:text-style-name="P3" draw:layer="layout" svg:x1="12.2cm" svg:y1="2.2cm" svg:x2="19.5cm" svg:y2="2.2cm">
          <text:p/>
        </draw:line>
        <draw:frame draw:style-name="gr4" draw:text-style-name="P2" draw:layer="layout" svg:width="7.1cm" svg:height="4.8cm" svg:x="12.3cm" svg:y="2.3cm">
          <draw:text-box>
            <text:p><text:span text:style-name="T1">+getDistance():double</text:span></text:p>
            <text:p><text:span text:style-name="T1">+setX():void</text:span></text:p>
            <text:p><text:span text:style-name="T1">+setY():void</text:span></text:p>
            <text:p><text:span text:style-name="T1">+getX():double</text:span></text:p>
            <text:p><text:span text:style-name="T1">+getY():double</text:span></text:p>
            <text:p><text:span text:style-name="T1">+move():void</text:span></text:p>
            <text:p><text:span text:style-name="T1">+translate():void</text:span></text:p>
            <text:p><text:span text:style-name="T1">+equals():boolean</text:span></text:p>
          </draw:text-box>
        </draw:frame>
        <draw:custom-shape draw:style-name="gr1" draw:text-style-name="P1" draw:layer="layout" svg:width="7.3cm" svg:height="5.9cm" svg:x="12.2cm" svg:y="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4cm" svg:height="0.806cm" svg:x="13.3cm" svg:y="1.527cm">
          <draw:text-box>
            <text:p><text:span text:style-name="T1">Interface «Point3D»</text:span></text:p>
          </draw:text-box>
        </draw:frame>
        <draw:line draw:style-name="gr3" draw:text-style-name="P3" draw:layer="layout" svg:x1="12.2cm" svg:y1="2.2cm" svg:x2="19.5cm" svg:y2="2.2cm">
          <text:p/>
        </draw:line>
        <draw:frame draw:style-name="gr4" draw:text-style-name="P2" draw:layer="layout" svg:width="7.1cm" svg:height="4.8cm" svg:x="12.3cm" svg:y="2.3cm">
          <draw:text-box>
            <text:p><text:span text:style-name="T1">+getDistance():double</text:span></text:p>
            <text:p><text:span text:style-name="T1">+setZ():void</text:span></text:p>
            <text:p><text:span text:style-name="T1">+getZ():double</text:span></text:p>
            <text:p><text:span text:style-name="T1">+move():void</text:span></text:p>
            <text:p><text:span text:style-name="T1">+translate():void</text:span></text:p>
            <text:p><text:span text:style-name="T1">+equals():boolean</text:span></text:p>
          </draw:text-box>
        </draw:frame>
        <draw:line draw:style-name="gr9" draw:text-style-name="P3" draw:layer="layout" svg:x1="12.2cm" svg:y1="4.3cm" svg:x2="8.9cm" svg:y2="4.3cm">
          <text:p/>
        </draw:line>
        <draw:custom-shape draw:style-name="gr5" draw:text-style-name="P1" draw:layer="layout" svg:width="7.5cm" svg:height="5cm" svg:x="12.1cm" svg:y="8.8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2.1cm" svg:y1="10.1cm" svg:x2="19.6cm" svg:y2="10.1cm">
          <text:p/>
        </draw:line>
        <draw:frame draw:style-name="gr6" draw:text-style-name="P2" draw:layer="layout" svg:width="4.4cm" svg:height="1cm" svg:x="14cm" svg:y="9.1cm">
          <draw:text-box>
            <text:p><text:span text:style-name="T1">Point3DImpl</text:span></text:p>
          </draw:text-box>
        </draw:frame>
        <draw:frame draw:style-name="gr8" draw:text-style-name="P2" draw:layer="layout" svg:width="7.4cm" svg:height="1.9cm" svg:x="12.2cm" svg:y="10.2cm">
          <draw:text-box>
            <text:p><text:span text:style-name="T1">-z:double</text:span></text:p>
          </draw:text-box>
        </draw:frame>
        <draw:line draw:style-name="gr3" draw:text-style-name="P3" draw:layer="layout" svg:x1="12.1cm" svg:y1="11.8cm" svg:x2="19.6cm" svg:y2="11.8cm">
          <text:p/>
        </draw:line>
        <draw:line draw:style-name="gr9" draw:text-style-name="P3" draw:layer="layout" svg:x1="12.1cm" svg:y1="11cm" svg:x2="8.8cm" svg:y2="11cm">
          <text:p/>
        </draw:line>
        <draw:line draw:style-name="gr7" draw:text-style-name="P3" draw:layer="layout" svg:x1="15.6cm" svg:y1="8.8cm" svg:x2="15.6cm" svg:y2="7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6T01:10:58.972000000</meta:creation-date>
    <dc:date>2019-04-26T02:07:37.255000000</dc:date>
    <meta:editing-duration>PT13M5S</meta:editing-duration>
    <meta:editing-cycles>2</meta:editing-cycles>
    <meta:generator>LibreOffice/6.2.3.2$Windows_X86_64 LibreOffice_project/aecc05fe267cc68dde00352a451aa867b3b546ac</meta:generator>
    <meta:document-statistic meta:object-count="46"/>
  </office:meta>
</office:document-meta>
</file>